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仔仔 | 2008.04.28 18:16 | </text:span><text:span text:style-name="T2">#</text:span></text:p>
      <text:p text:style-name="P2"><text:span text:style-name="T1">以色列駐聯合國大使抨擊卡特“偏執”</text:span></text:p>
      <text:p text:style-name="P2"><text:span text:style-name="T1">2008年 4月 25日 星期五 18:42</text:span></text:p>
      <text:p text:style-name="P2"><text:span text:style-name="T1">路透紐約4月24日電</text:span></text:p>
      <text:p text:style-name="P2"><text:span text:style-name="T1">---以色列駐聯合國大使吉勒曼(Dan Gillerman)周四表示，美國前總統卡特在敘利亞會晤巴勒斯坦好戰組織哈馬斯領導人的做法顯示他是個“偏執狂”。</text:span></text:p>
      <text:p text:style-name="P2"><text:span text:style-name="T3"><text:line-break/></text:span><text:span text:style-name="T1">吉勒曼對這次會晤表示悲哀，稱在他心裡卡特已經因為參加該會晤而“成為一個偏執狂”。卡特“帶著骯臟的手來到該地區，又帶著沾滿鮮血的手離開。”</text:span></text:p>
      <text:p text:style-name="P2"><text:span text:style-name="T3"><text:line-break/></text:span><text:span text:style-name="T1">位於亞特蘭大的卡特中心沒有對此發表評論。</text:span></text:p>
      <text:p text:style-name="P2"><text:span text:style-name="T3"><text:line-break/></text:span><text:span text:style-name="T1">曾贏得諾貝爾和平獎的卡特在上周會晤哈馬斯最高領袖米夏(Khaled Meshaal)，之後表示“如果得到巴勒斯坦人民支持的話”，哈馬斯將“同意按照1967年的邊界基礎上建立巴勒斯坦國。”</text:span></text:p>
      <text:p text:style-name="P2"><text:span text:style-name="T3"><text:line-break/></text:span><text:span text:style-name="T1">美國周一對此反應冷淡，強調哈馬斯基本立場仍未改變，比如在其憲章中誓言消滅以色列。</text:span></text:p>
      <text:p text:style-name="P2"><text:span text:style-name="T3"><text:line-break/></text:span><text:span text:style-name="T1">美國國務院表示，一位負責中東事務的美國外交官曾呼籲卡特不要會見哈馬斯，國務卿賴斯也重申了這一立場，但是卡特予以否認。哈馬斯被美國、歐盟和以色列視為恐怖主義組織。（完）</text:span></text:p>
      <text:p text:style-name="P2"><text:span text:style-name="T3"><text:line-break/></text:span><text:span text:style-name="T1">翻譯：程華 發稿：王燕焜</text:span></text:p>
      <text:p text:style-name="P2"><text:span text:style-name="T3"><text:line-break/></text:span><text:span text:style-name="T1">© 路透 2008 版權所有</text:span><text:span text:style-name="T3"><text:line-break/></text:span><text:span text:style-name="T1">-------------------------------------------------</text:span><text:span text:style-name="T3"><text:line-break/></text:span><text:span text:style-name="T1">到底誰才是偏執狂？像以色列政府不理會國際法，不停的在佔領區上大興屯墾區，也不管這些舉動會尾巴和談造成多麼大的障礙。這種做法不是很偏執嗎？</text:span></text:p>
      <text:p text:style-name="P2"><text:span text:style-name="T1">另外許多猶太人組織不分青紅皂白地把為巴勒斯坦人說話或批評以色列政府政策的言論視為﹝反猶太﹞，彷彿這些言論就像當年希特勒用來攻擊猶太人的言論一樣的惡毒。這難道不是另一種形式的偏值嗎？</text:span></text:p>
      <text:p text:style-name="P1"><text:span text:style-name="T1">仔仔 | 2008.04.23 23:19 | </text:span><text:span text:style-name="T2">#</text:span></text:p>
      <text:p text:style-name="P3"><text:span text:style-name="T1">中國時報 2008.04.22　</text:span></text:p>
      <text:p text:style-name="P3"><text:span text:style-name="T1">與哈瑪斯有約 卡特穿梭中東</text:span></text:p>
      <text:p text:style-name="P3"><text:span text:style-name="T1">郭崇倫</text:span></text:p>
      <text:p text:style-name="P3"><text:span text:style-name="T1">　中東地區的外交向來互動頻繁，但上周有項國際穿梭外交，卻特別引人注意，不是因為相關國家都熱烈支持，相反的是因為美國、以色列與西歐國家同聲譴責不予支持。這就是美國前總統卡特與美國政府所認定的恐怖團體哈瑪斯領導階層的會面。</text:span></text:p>
      <text:p text:style-name="P3"><text:span text:style-name="T1">　卡特行前，布希政府白宮與國務院都發表不滿聲明，國務院表示，曾經兩度建議卡特不要會見哈瑪斯代表，國務卿萊斯不點名的指出，看不出與阻礙和平的哈瑪斯談「有甚麼幫助」，甚至連民主黨候選人歐巴馬都要批上一句，「此事我完全不同意卡特」，好爭取猶太人選票。</text:span></text:p>
      <text:p text:style-name="P3"><text:span text:style-name="T1">　以色列要員更是集體抵制，在卡特抵達時不見他，只讓虛位總統裴瑞斯當面表達不滿，總理歐默特稱，如果見了卡特，會讓外界誤認以色列與哈瑪斯間接透過卡特在談判，以色列也不准許卡特從以色列進入加薩走廊，逼得卡特不得不到第三地與哈瑪斯領導人見面。</text:span></text:p>
      <text:p text:style-name="P3"><text:span text:style-name="T1">　卡特與他們共見了三次，一次在開羅，兩次在大馬士革，雖然哈瑪斯最後拒絕單方面停火30天，但是據卡特轉述，哈瑪斯正在考慮承認以色列，也同意由阿巴斯的政府，在1967年以前邊界的前提下，與以色列去談協議，最後只要經過巴人公投通過，哈瑪斯不會反對。</text:span></text:p>
      <text:p text:style-name="P3"><text:span text:style-name="T1">　中東問題公認是國際政治問題的根源，而中東問題的核心又在以色列與巴勒斯坦人的對立衝突，任何想在國際事務中留下成績的政治家，都會在公職生涯中某個時段介入以巴問題。</text:span></text:p>
      <text:p text:style-name="P3"><text:span text:style-name="T1">　卡特也不例外，他曾經在1978年促成埃及與以色列的停火，擔任總統時其實乏善可陳，但大衛營協議卻是他事業的高峰，卸任後的卡特積極參予全世界各地的內戰調停與民主選舉，但是中東還是他的終極關切。</text:span></text:p>
      <text:p text:style-name="P3"><text:span text:style-name="T1">　卡特在2006年年底發表新書《巴勒斯坦：要和平不要種族隔離》中，使用過去南非「種族隔離制度」詞語來描述在巴勒斯坦被占領土上發生的壓迫和殘害，引發以色列大怒。</text:span></text:p>
      <text:p text:style-name="P3"><text:span text:style-name="T1">　但卡特卻是有第一手的觀察的，在2006年1月，他與其他國際觀選團見證了巴勒斯坦人的選舉，雖然完全符合民主程序，但選出哈瑪斯為執政黨之後，美國與以色列就開始抵制。</text:span></text:p>
      <text:p text:style-name="P3"><text:span text:style-name="T1">　美國與以色列的看法很簡單：哈瑪斯是壞人，成天對以色列發射飛彈、從事自殺炸彈攻擊，既然大軍進入清剿不可能，就堅壁清野，用經濟壓力，對外切斷交通，截停所有收入，讓人民起來推翻哈瑪斯政權。</text:span></text:p>
      <text:p text:style-name="P3"><text:span text:style-name="T1">　但卡特認為，經過將近一年已經證明，這是不可行的，民眾依然支持哈瑪斯，反而讓反擊以色列變得有正當性，他認為要談就必須把哈瑪斯拉進來一起談，不能只與約旦河西岸的阿巴斯政府談，那是沒有用的。</text:span></text:p>
      <text:p text:style-name="P3"><text:span text:style-name="T1">　同樣是退休國家領導人，比起卡特來，英國前首相布萊爾的格局小的太多，布萊爾是美、俄、歐盟、聯合國等各方敦請的中東以巴特使，在耶路薩冷設有專屬辦公室，名義上有各方授權，但只能在小框框裡打轉，迄今卻一事無成。</text:span></text:p>
      <text:p text:style-name="P3"><text:span text:style-name="T1">　或許一事無成是太強的批評，有人會舉出像日前成立有五億元資本的房貸公司，就是在布萊爾建議之下成立的，預備在未來五年建造十個社區，加上在當地雇用的建築工人以及房地產業者，會替經濟注入新動力。</text:span></text:p>
      <text:p text:style-name="P3"><text:span text:style-name="T1">　但是與此同時，以色列政府卻又批准在西岸增加一百戶新屯墾家庭，這是政治上敏感犯忌的，去年底以色列與阿巴斯政府協議，絕不在目前西岸的25萬戶之外再增加新的以色列屯墾戶，可是現在卻食言，這讓布萊爾的努力，看起來是欺哄瞞騙。</text:span></text:p>
      <text:p text:style-name="P3"><text:span text:style-name="T1">　卡特的外交穿梭努力，目前看起來，美國政府與以色列即使沒有暗中破壞，成功的機會也不是很高，但是重要的是，他的作為暴露了美以的不作為，讓許多人開始反省檢討美國與以色列的「不神聖結盟」，這在美國大選年，是關鍵性的。</text:span></text:p>
      <text:p text:style-name="P3"><text:span text:style-name="T1">　﹝clkuo@mail.chinatimes.com.tw﹞</text:span><text:span text:style-name="T3"><text:line-break/></text:span></text:p>
      <text:p text:style-name="P1"><text:span text:style-name="T1">仔仔 | 2008.04.19 07:18 | </text:span><text:span text:style-name="T2">#</text:span></text:p>
      <text:p text:style-name="P2"><text:span text:style-name="T1">經濟觀察報針對三月時，以色列政府在加沙的軍事行動分別採訪巴勒斯坦駐華大使和以色列駐華大使對此事的看法。想知道詳細採訪內容的人，可以到下列網站閱讀：</text:span></text:p>
      <text:p text:style-name="P2"><text:span text:style-name="T1">巴勒斯坦大使：抵抗是巴人民的权利</text:span><text:span text:style-name="T3"><text:line-break/></text:span><text:span text:style-name="T1">http://liubo.blshe.com/post/176/175630</text:span></text:p>
      <text:p text:style-name="P2"><text:span text:style-name="T1">以色列大使：国家有保护公民的义务</text:span><text:span text:style-name="T3"><text:line-break/></text:span><text:span text:style-name="T1">http://liubo.blshe.com/post/176/176931</text:span><text:span text:style-name="T3"><text:line-break/></text:span><text:span text:style-name="T1">-----------------------------------------------</text:span><text:span text:style-name="T3"><text:line-break/></text:span><text:span text:style-name="T1">另外，我們常常在電視上聽到以色列不停的對哈瑪斯要求他承認以色列的生存權，否則就拒絕承認選舉結果。但是我們可曾想過何為「以色列生存權」這一辭的意思呢？這篇文章或許可以靠訴你答案。</text:span></text:p>
      <text:p text:style-name="P2"><text:span text:style-name="T1">什么叫“以色列的存在权”？</text:span><text:span text:style-name="T3"><text:line-break/></text:span><text:span text:style-name="T1">作者：约翰•怀特贝克（John Whitbeck）</text:span></text:p>
      <text:p text:style-name="P2"><text:span text:style-name="T1">译者：刘波</text:span><text:span text:style-name="T3"><text:line-break/></text:span><text:span text:style-name="T1">http://liubo.blshe.com/post/176/14644</text:span><text:span text:style-name="T3"><text:line-break/></text:span></text:p>
      <text:p text:style-name="P1"><text:span text:style-name="T1">陳真 | 2008.04.17 16:15 | </text:span><text:span text:style-name="T2">#</text:span></text:p>
      <text:p text:style-name="P3"><text:span text:style-name="T1">我在一年前就預知今年會有西藏暴動,這不是預知未來的特異功能,而是對於美國 "搞外交" 的一種普通常識.</text:span></text:p>
      <text:p text:style-name="P3"><text:span text:style-name="T1">我支持車臣,正如我支持西藏,但我反對美國總是喜歡在別人家後院提供軍火或金錢來煽風點火,我更看不起西方主流媒體的誇大渲染與造謠,其中最為齷齪下流的,當然就是 CNN. 那其實不能算是一種媒體,而只能視為一種美國官方廣告中心,說廣告其實還算客氣,具體地說根本就是一種政治打手.</text:span></text:p>
      <text:p text:style-name="P3"><text:span text:style-name="T1">以 CNN 為首的西方主流媒體之抹黑中國政府或中國人,正如過去之抹黑塞爾維亞人或米洛塞維奇政府,或是抹黑海珊及伊拉克也一樣,集中火力,百般誇大,努力造謠,大力妖魔化,為的當然是背後的某一種政治目的.</text:span></text:p>
      <text:p text:style-name="P3"><text:span text:style-name="T1">奧運是中國崛起的一個重要關鍵,美國及西方強國豈有可能眼睜睜地看著他崛起?</text:span></text:p>
      <text:p text:style-name="P3"><text:span text:style-name="T1">看那些以人權為幌子以反中為目的的文人雅士學者專家以及一些影視明星,我真的很想吐. 比方說導演史帝芬史匹柏,說他的 "良心" 讓他 "無法不抵制奧運",可是,中國對西藏的傷害遠遠不及美國對世界的傷害的千萬分之一,十幾年來,光是在伊拉克和阿富汗就殺了差不多四百萬人,這些冒牌人權鬥士的混蛋們的 "良心" 呢? 怎麼從來沒見過他們抵制過自己的政府或罵過一句?!</text:span></text:p>
      <text:p text:style-name="P3"><text:span text:style-name="T1">台灣也是,支持西藏有兩種人,一種是真的,一種是假的,正如民進黨過去高喊人權及支持弱勢一樣,那只是一種政治手段,背後的政治目的或現實利益才是重點,所謂人權只是欺騙世人的幌子.</text:span></text:p>
      <text:p text:style-name="P3"><text:span text:style-name="T1">任何一種運動,如果它想獲得人們的尊敬,都應該保持自身的獨立,維持手段的正直. 甘地領導印度走向獨立,在運動頗有成效而英國政府卻面臨世界大戰的艱困局面時,甘地不但停止獨立運動,而且發動印度人民支援英軍,提供醫護救助及各種勞力服務. 甘地說,我們不應該趁人之危,唯有這樣,我們才有可能贏取自身的獨立與尊嚴.</text:span></text:p>
      <text:p text:style-name="P3"><text:span text:style-name="T1">英國人至今尊崇甘地,在幾次全國性的世界偉人調查中,甘地總是名列一二,這不是沒有原因的.</text:span></text:p>
      <text:p text:style-name="P3"><text:span text:style-name="T1">日本武士或西方牛仔決鬥,絕不趁人之危,因為正直是尊嚴的基本核心,榮譽的真實來源,它遠比勝敗本身還重要. 今天你就算要修理一個仇家,也不該趁他家剛好有婚喪喜慶或對方本人剛好住院開刀時來動手.</text:span></text:p>
      <text:p text:style-name="P3"><text:span text:style-name="T1">但反觀當代許多運動的作法,不僅做不到不趁人之危,反而是努力與敵人的敵人結盟,不但努力趁人之危,甚至壞招使盡,什麼卑鄙齷齪的手段都能使得出來. 久而久之,原本正當性十足的運動也將失去人們的尊敬.</text:span></text:p>
      <text:p text:style-name="P3"><text:span text:style-name="T1">甘地說,非暴力不光是不使用暴力,非暴力更是絕不趁人之危;他還說,如果我們在手段上和心態上有一絲不正直,這樣的一種獨立的印度,我也會羞於成為他的子民,我寧願成為英國人的奴隸,也絕不願看到這樣一種印度.</text:span></text:p>
      <text:p text:style-name="P3"><text:span text:style-name="T1">我們應該打心底去想想甘地這些話,如果你真的希望世界往一種好的善良的方向發展,那就應該相信甘地的話,他說,只要我們堅持正直的手段,我們遲早會走到目的地.</text:span></text:p>
      <text:p text:style-name="P1"><text:span text:style-name="T1">怡靜 | 2008.04.08 22:15 | </text:span><text:span text:style-name="T2">#</text:span></text:p>
      <text:p text:style-name="P2"><text:span text:style-name="T1">4/10晚上10:00（4/11 凌晨2:00重播)</text:span><text:span text:style-name="T3"><text:line-break/></text:span><text:span text:style-name="T1">公共電視要播出2007年奧斯卡金像獎最佳紀錄片(短片類)-潁州的孩子，講愛滋孤兒的故事。</text:span></text:p>
      <text:p text:style-name="P1"><text:a xlink:type="simple" xlink:href="http://palinfo.habago.org/mt-comments.cgi?__mode=red&amp;id=12946"><text:span text:style-name="T2">柳春春阿忠</text:span></text:a><text:span text:style-name="T1"> | 2008.04.03 19:02 | </text:span><text:span text:style-name="T2">#</text:span></text:p>
      <text:p text:style-name="P3"><text:span text:style-name="T1">早上9點到中午12點。搭捷運木柵線到中山國中站下車後約2-3分鐘行走就可以到達。這附近車位不好找，有的話也是收費的，很貴。我再寄地圖給你。</text:span></text:p>
      <text:p text:style-name="P1"><text:span text:style-name="T1">陳真 | 2008.04.03 16:34 | </text:span><text:span text:style-name="T2">#</text:span></text:p>
      <text:p text:style-name="P2"><text:span text:style-name="T1">阿忠,聊天時間是上午或晚上? 我都能配合. 幾點?</text:span></text:p>
      <text:p text:style-name="P1"><text:a xlink:type="simple" xlink:href="http://palinfo.habago.org/mt-comments.cgi?__mode=red&amp;id=12927"><text:span text:style-name="T2">柳春春阿忠</text:span></text:a><text:span text:style-name="T1"> | 2008.04.01 11:59 | </text:span><text:span text:style-name="T2">#</text:span></text:p>
      <text:p text:style-name="P3"><text:span text:style-name="T1">嗯，五月份站樁與聊天改5/10，ok。</text:span></text:p>
      <text:p text:style-name="P3"><text:span text:style-name="T1">柳春春聊天是可以對外開放的，不過有個前提，得長期柳春春團練，每週一次或兩次的團練。這對很多人來說比較困難，嘿嘿。</text:span></text:p>
      <text:p text:style-name="P1"><text:span text:style-name="T1">陳真 | 2008.04.01 01:41 | </text:span><text:span text:style-name="T2">#</text:span></text:p>
      <text:p text:style-name="P2"><text:span text:style-name="T1">對不起對不起,又要改時間了! 因為剛剛班表出來,5.17 要值班又要演講,只能二選一,所以有點難喬,若無進一步意外,我想改為</text:span></text:p>
      <text:p text:style-name="P2"><text:span text:style-name="T1">5月是 5.10 上午聊天,下午站樁如何?</text:span></text:p>
      <text:p text:style-name="P2"><text:span text:style-name="T1">四月則仍維持 12 日,上午聊天,下午站樁.</text:span></text:p>
      <text:p text:style-name="P2"><text:span text:style-name="T1">聊天時間上午或晚上其實我都可以,只要是同一天就行.</text:span></text:p>
      <text:p text:style-name="P2"><text:span text:style-name="T1">對不起,我的時間變動性很大,因為很容易和各種事情衝到,不過目前喬的結果是這樣: 4.12 和 5.10.</text:span></text:p>
      <text:p text:style-name="P2"><text:span text:style-name="T1">至於聊天,阿忠希望維持內部成員團練,不對外開放,所以,懷軒,不好意思囉,你應該不能來參加(我沒理解錯阿忠的意思吧?).</text:span></text:p>
      <text:p text:style-name="P2"><text:span text:style-name="T1">阿忠理解維根斯坦理解得很對,近乎神奇,所以我感覺自己比較像是去聽課而不是去上課.</text:span></text:p>
      <text:p text:style-name="P2"><text:span text:style-name="T1">前天去給學生上課,嗯,各位同學,這個問題呢,可以分三方面來看,第一是 ontology 方面,也就是看它的 subject matter,第二是 epistemology,看它是怎麼獲得這樣一些知識,第三則是台灣進步學界很熱門的所謂 ssk,對知識做一些 "知識社會學" 方面的分析.</text:span></text:p>
      <text:p text:style-name="P2"><text:span text:style-name="T1">兩個小時的課,差不多講了兩分鐘就興致全消,學姐事後問我啥感覺,我說感覺就好像對植物人講話.</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